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9" calcext:value-type="float">
            <text:p>1169</text:p>
          </table:table-cell>
          <table:table-cell table:style-name="ce7" table:formula="of:=COUNTIF([.B7:.B1000000];&quot;X&quot;)" office:value-type="float" office:value="1006" calcext:value-type="float">
            <text:p>1006</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8" calcext:value-type="float">
            <text:p>138</text:p>
          </table:table-cell>
          <table:table-cell table:style-name="ce25" table:formula="of:=SUM([.B2:.F2])" office:value-type="float" office:value="1248" calcext:value-type="float">
            <text:p>12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7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3">00/00/0000</text:date>, <text:time style:data-style-name="N2" text:time-value="22:46:01.6065336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23T22:47:08.714177619</dc:date>
    <meta:editing-duration>P1DT8H13M15S</meta:editing-duration>
    <meta:editing-cycles>1166</meta:editing-cycles>
    <meta:document-statistic meta:table-count="1" meta:cell-count="7056" meta:object-count="0"/>
  </office:meta>
</office:document-meta>
</file>